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_lab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blas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naive_mean</text:p>
          </table:table-cell>
          <table:table-cell office:value-type="string" calcext:value-type="string">
            <text:p>naive_std</text:p>
          </table:table-cell>
          <table:table-cell office:value-type="string" calcext:value-type="string">
            <text:p>better_mean</text:p>
          </table:table-cell>
          <table:table-cell office:value-type="string" calcext:value-type="string">
            <text:p>better_std</text:p>
          </table:table-cell>
          <table:table-cell office:value-type="string" calcext:value-type="string">
            <text:p>blas_mean</text:p>
          </table:table-cell>
          <table:table-cell office:value-type="string" calcext:value-type="string">
            <text:p>blas_st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847" calcext:value-type="float">
            <text:p>0.000847</text:p>
          </table:table-cell>
          <table:table-cell/>
          <table:table-cell table:formula="of:=OFFSET([.$A$2];(ROW([.$A2]) - 2) * 10; 0; 1; 1)" office:value-type="float" office:value="100" calcext:value-type="float">
            <text:p>100</text:p>
          </table:table-cell>
          <table:table-cell table:formula="of:=AVERAGE(OFFSET([.$B$2];(ROW([.$A2]) - 2) * 10; 0; 1; 1):OFFSET([.$B$2];(ROW([.$A2]) - 1) * 10 - 1; 0; 1; 1))" office:value-type="float" office:value="0.0011932" calcext:value-type="float">
            <text:p>0.0011932</text:p>
          </table:table-cell>
          <table:table-cell table:formula="of:=STDEV(OFFSET([.$B$2];(ROW([.$A2]) - 2) * 10; 0; 1; 1):OFFSET([.$B$2];(ROW([.$A2]) - 1) * 10 - 1; 0; 1; 1))" office:value-type="float" office:value="0.0000894362591147709" calcext:value-type="float">
            <text:p>8.94362591147709E-05</text:p>
          </table:table-cell>
          <table:table-cell table:formula="of:=AVERAGE(OFFSET([.$C$2];(ROW([.$A2]) - 2) * 10; 0; 1; 1):OFFSET([.$C$2];(ROW([.$A2]) - 1) * 10 - 1; 0; 1; 1))" office:value-type="float" office:value="0.0003613" calcext:value-type="float">
            <text:p>0.0003613</text:p>
          </table:table-cell>
          <table:table-cell table:formula="of:=STDEV(OFFSET([.$C$2];(ROW([.$A2]) - 2) * 10; 0; 1; 1):OFFSET([.$C$2];(ROW([.$A2]) - 1) * 10 - 1; 0; 1; 1))" office:value-type="float" office:value="0.0000376269702326521" calcext:value-type="float">
            <text:p>3.76269702326521E-05</text:p>
          </table:table-cell>
          <table:table-cell table:formula="of:=AVERAGE(OFFSET([.$D$2];(ROW([.$A2]) - 2) * 10; 0; 1; 1):OFFSET([.$D$2];(ROW([.$A2]) - 1) * 10 - 1; 0; 1; 1))" office:value-type="float" office:value="0.0006826" calcext:value-type="float">
            <text:p>0.0006826</text:p>
          </table:table-cell>
          <table:table-cell table:formula="of:=STDEV(OFFSET([.$D$2];(ROW([.$A2]) - 2) * 10; 0; 1; 1):OFFSET([.$D$2];(ROW([.$A2]) - 1) * 10 - 1; 0; 1; 1))" office:value-type="float" office:value="0.0000637968999595156" calcext:value-type="float">
            <text:p>6.3796899959515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697" calcext:value-type="float">
            <text:p>0.000697</text:p>
          </table:table-cell>
          <table:table-cell/>
          <table:table-cell table:formula="of:=OFFSET([.$A$2];(ROW([.$A3]) - 2) * 10; 0; 1; 1)" office:value-type="float" office:value="200" calcext:value-type="float">
            <text:p>200</text:p>
          </table:table-cell>
          <table:table-cell table:formula="of:=AVERAGE(OFFSET([.$B$2];(ROW([.$A3]) - 2) * 10; 0; 1; 1):OFFSET([.$B$2];(ROW([.$A3]) - 1) * 10 - 1; 0; 1; 1))" office:value-type="float" office:value="0.0112693" calcext:value-type="float">
            <text:p>0.0112693</text:p>
          </table:table-cell>
          <table:table-cell table:formula="of:=STDEV(OFFSET([.$B$2];(ROW([.$A3]) - 2) * 10; 0; 1; 1):OFFSET([.$B$2];(ROW([.$A3]) - 1) * 10 - 1; 0; 1; 1))" office:value-type="float" office:value="0.00117184356654139" calcext:value-type="float">
            <text:p>0.001171843566541</text:p>
          </table:table-cell>
          <table:table-cell table:formula="of:=AVERAGE(OFFSET([.$C$2];(ROW([.$A3]) - 2) * 10; 0; 1; 1):OFFSET([.$C$2];(ROW([.$A3]) - 1) * 10 - 1; 0; 1; 1))" office:value-type="float" office:value="0.0035661" calcext:value-type="float">
            <text:p>0.0035661</text:p>
          </table:table-cell>
          <table:table-cell table:formula="of:=STDEV(OFFSET([.$C$2];(ROW([.$A3]) - 2) * 10; 0; 1; 1):OFFSET([.$C$2];(ROW([.$A3]) - 1) * 10 - 1; 0; 1; 1))" office:value-type="float" office:value="0.000651330168876653" calcext:value-type="float">
            <text:p>0.000651330168877</text:p>
          </table:table-cell>
          <table:table-cell table:formula="of:=AVERAGE(OFFSET([.$D$2];(ROW([.$A3]) - 2) * 10; 0; 1; 1):OFFSET([.$D$2];(ROW([.$A3]) - 1) * 10 - 1; 0; 1; 1))" office:value-type="float" office:value="0.0060095" calcext:value-type="float">
            <text:p>0.0060095</text:p>
          </table:table-cell>
          <table:table-cell table:formula="of:=STDEV(OFFSET([.$D$2];(ROW([.$A3]) - 2) * 10; 0; 1; 1):OFFSET([.$D$2];(ROW([.$A3]) - 1) * 10 - 1; 0; 1; 1))" office:value-type="float" office:value="0.000812146572704432" calcext:value-type="float">
            <text:p>0.0008121465727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697" calcext:value-type="float">
            <text:p>0.000697</text:p>
          </table:table-cell>
          <table:table-cell/>
          <table:table-cell table:formula="of:=OFFSET([.$A$2];(ROW([.$A4]) - 2) * 10; 0; 1; 1)" office:value-type="float" office:value="300" calcext:value-type="float">
            <text:p>300</text:p>
          </table:table-cell>
          <table:table-cell table:formula="of:=AVERAGE(OFFSET([.$B$2];(ROW([.$A4]) - 2) * 10; 0; 1; 1):OFFSET([.$B$2];(ROW([.$A4]) - 1) * 10 - 1; 0; 1; 1))" office:value-type="float" office:value="0.0357786" calcext:value-type="float">
            <text:p>0.0357786</text:p>
          </table:table-cell>
          <table:table-cell table:formula="of:=STDEV(OFFSET([.$B$2];(ROW([.$A4]) - 2) * 10; 0; 1; 1):OFFSET([.$B$2];(ROW([.$A4]) - 1) * 10 - 1; 0; 1; 1))" office:value-type="float" office:value="0.00159364391673088" calcext:value-type="float">
            <text:p>0.001593643916731</text:p>
          </table:table-cell>
          <table:table-cell table:formula="of:=AVERAGE(OFFSET([.$C$2];(ROW([.$A4]) - 2) * 10; 0; 1; 1):OFFSET([.$C$2];(ROW([.$A4]) - 1) * 10 - 1; 0; 1; 1))" office:value-type="float" office:value="0.0101072" calcext:value-type="float">
            <text:p>0.0101072</text:p>
          </table:table-cell>
          <table:table-cell table:formula="of:=STDEV(OFFSET([.$C$2];(ROW([.$A4]) - 2) * 10; 0; 1; 1):OFFSET([.$C$2];(ROW([.$A4]) - 1) * 10 - 1; 0; 1; 1))" office:value-type="float" office:value="0.00107152910470142" calcext:value-type="float">
            <text:p>0.001071529104701</text:p>
          </table:table-cell>
          <table:table-cell table:formula="of:=AVERAGE(OFFSET([.$D$2];(ROW([.$A4]) - 2) * 10; 0; 1; 1):OFFSET([.$D$2];(ROW([.$A4]) - 1) * 10 - 1; 0; 1; 1))" office:value-type="float" office:value="0.0176002" calcext:value-type="float">
            <text:p>0.0176002</text:p>
          </table:table-cell>
          <table:table-cell table:formula="of:=STDEV(OFFSET([.$D$2];(ROW([.$A4]) - 2) * 10; 0; 1; 1):OFFSET([.$D$2];(ROW([.$A4]) - 1) * 10 - 1; 0; 1; 1))" office:value-type="float" office:value="0.00214839029146113" calcext:value-type="float">
            <text:p>0.0021483902914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651" calcext:value-type="float">
            <text:p>0.000651</text:p>
          </table:table-cell>
          <table:table-cell/>
          <table:table-cell table:formula="of:=OFFSET([.$A$2];(ROW([.$A5]) - 2) * 10; 0; 1; 1)" office:value-type="float" office:value="400" calcext:value-type="float">
            <text:p>400</text:p>
          </table:table-cell>
          <table:table-cell table:formula="of:=AVERAGE(OFFSET([.$B$2];(ROW([.$A5]) - 2) * 10; 0; 1; 1):OFFSET([.$B$2];(ROW([.$A5]) - 1) * 10 - 1; 0; 1; 1))" office:value-type="float" office:value="0.091549" calcext:value-type="float">
            <text:p>0.091549</text:p>
          </table:table-cell>
          <table:table-cell table:formula="of:=STDEV(OFFSET([.$B$2];(ROW([.$A5]) - 2) * 10; 0; 1; 1):OFFSET([.$B$2];(ROW([.$A5]) - 1) * 10 - 1; 0; 1; 1))" office:value-type="float" office:value="0.0151218595564317" calcext:value-type="float">
            <text:p>0.015121859556432</text:p>
          </table:table-cell>
          <table:table-cell table:formula="of:=AVERAGE(OFFSET([.$C$2];(ROW([.$A5]) - 2) * 10; 0; 1; 1):OFFSET([.$C$2];(ROW([.$A5]) - 1) * 10 - 1; 0; 1; 1))" office:value-type="float" office:value="0.0248685" calcext:value-type="float">
            <text:p>0.0248685</text:p>
          </table:table-cell>
          <table:table-cell table:formula="of:=STDEV(OFFSET([.$C$2];(ROW([.$A5]) - 2) * 10; 0; 1; 1):OFFSET([.$C$2];(ROW([.$A5]) - 1) * 10 - 1; 0; 1; 1))" office:value-type="float" office:value="0.00548400594152365" calcext:value-type="float">
            <text:p>0.005484005941524</text:p>
          </table:table-cell>
          <table:table-cell table:formula="of:=AVERAGE(OFFSET([.$D$2];(ROW([.$A5]) - 2) * 10; 0; 1; 1):OFFSET([.$D$2];(ROW([.$A5]) - 1) * 10 - 1; 0; 1; 1))" office:value-type="float" office:value="0.0415185" calcext:value-type="float">
            <text:p>0.0415185</text:p>
          </table:table-cell>
          <table:table-cell table:formula="of:=STDEV(OFFSET([.$D$2];(ROW([.$A5]) - 2) * 10; 0; 1; 1):OFFSET([.$D$2];(ROW([.$A5]) - 1) * 10 - 1; 0; 1; 1))" office:value-type="float" office:value="0.00976267671912894" calcext:value-type="float">
            <text:p>0.009762676719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71" calcext:value-type="float">
            <text:p>0.00071</text:p>
          </table:table-cell>
          <table:table-cell/>
          <table:table-cell table:formula="of:=OFFSET([.$A$2];(ROW([.$A6]) - 2) * 10; 0; 1; 1)" office:value-type="float" office:value="500" calcext:value-type="float">
            <text:p>500</text:p>
          </table:table-cell>
          <table:table-cell table:formula="of:=AVERAGE(OFFSET([.$B$2];(ROW([.$A6]) - 2) * 10; 0; 1; 1):OFFSET([.$B$2];(ROW([.$A6]) - 1) * 10 - 1; 0; 1; 1))" office:value-type="float" office:value="0.1601819" calcext:value-type="float">
            <text:p>0.1601819</text:p>
          </table:table-cell>
          <table:table-cell table:formula="of:=STDEV(OFFSET([.$B$2];(ROW([.$A6]) - 2) * 10; 0; 1; 1):OFFSET([.$B$2];(ROW([.$A6]) - 1) * 10 - 1; 0; 1; 1))" office:value-type="float" office:value="0.0123173951381324" calcext:value-type="float">
            <text:p>0.012317395138133</text:p>
          </table:table-cell>
          <table:table-cell table:formula="of:=AVERAGE(OFFSET([.$C$2];(ROW([.$A6]) - 2) * 10; 0; 1; 1):OFFSET([.$C$2];(ROW([.$A6]) - 1) * 10 - 1; 0; 1; 1))" office:value-type="float" office:value="0.0455649" calcext:value-type="float">
            <text:p>0.0455649</text:p>
          </table:table-cell>
          <table:table-cell table:formula="of:=STDEV(OFFSET([.$C$2];(ROW([.$A6]) - 2) * 10; 0; 1; 1):OFFSET([.$C$2];(ROW([.$A6]) - 1) * 10 - 1; 0; 1; 1))" office:value-type="float" office:value="0.00752885599174565" calcext:value-type="float">
            <text:p>0.007528855991746</text:p>
          </table:table-cell>
          <table:table-cell table:formula="of:=AVERAGE(OFFSET([.$D$2];(ROW([.$A6]) - 2) * 10; 0; 1; 1):OFFSET([.$D$2];(ROW([.$A6]) - 1) * 10 - 1; 0; 1; 1))" office:value-type="float" office:value="0.0801634" calcext:value-type="float">
            <text:p>0.0801634</text:p>
          </table:table-cell>
          <table:table-cell table:formula="of:=STDEV(OFFSET([.$D$2];(ROW([.$A6]) - 2) * 10; 0; 1; 1):OFFSET([.$D$2];(ROW([.$A6]) - 1) * 10 - 1; 0; 1; 1))" office:value-type="float" office:value="0.0137963175215546" calcext:value-type="float">
            <text:p>0.0137963175215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655" calcext:value-type="float">
            <text:p>0.000655</text:p>
          </table:table-cell>
          <table:table-cell/>
          <table:table-cell table:formula="of:=OFFSET([.$A$2];(ROW([.$A7]) - 2) * 10; 0; 1; 1)" office:value-type="float" office:value="600" calcext:value-type="float">
            <text:p>600</text:p>
          </table:table-cell>
          <table:table-cell table:formula="of:=AVERAGE(OFFSET([.$B$2];(ROW([.$A7]) - 2) * 10; 0; 1; 1):OFFSET([.$B$2];(ROW([.$A7]) - 1) * 10 - 1; 0; 1; 1))" office:value-type="float" office:value="0.2873138" calcext:value-type="float">
            <text:p>0.2873138</text:p>
          </table:table-cell>
          <table:table-cell table:formula="of:=STDEV(OFFSET([.$B$2];(ROW([.$A7]) - 2) * 10; 0; 1; 1):OFFSET([.$B$2];(ROW([.$A7]) - 1) * 10 - 1; 0; 1; 1))" office:value-type="float" office:value="0.0576289778319515" calcext:value-type="float">
            <text:p>0.057628977831952</text:p>
          </table:table-cell>
          <table:table-cell table:formula="of:=AVERAGE(OFFSET([.$C$2];(ROW([.$A7]) - 2) * 10; 0; 1; 1):OFFSET([.$C$2];(ROW([.$A7]) - 1) * 10 - 1; 0; 1; 1))" office:value-type="float" office:value="0.0813795" calcext:value-type="float">
            <text:p>0.0813795</text:p>
          </table:table-cell>
          <table:table-cell table:formula="of:=STDEV(OFFSET([.$C$2];(ROW([.$A7]) - 2) * 10; 0; 1; 1):OFFSET([.$C$2];(ROW([.$A7]) - 1) * 10 - 1; 0; 1; 1))" office:value-type="float" office:value="0.0229033061041414" calcext:value-type="float">
            <text:p>0.022903306104141</text:p>
          </table:table-cell>
          <table:table-cell table:formula="of:=AVERAGE(OFFSET([.$D$2];(ROW([.$A7]) - 2) * 10; 0; 1; 1):OFFSET([.$D$2];(ROW([.$A7]) - 1) * 10 - 1; 0; 1; 1))" office:value-type="float" office:value="0.1341885" calcext:value-type="float">
            <text:p>0.1341885</text:p>
          </table:table-cell>
          <table:table-cell table:formula="of:=STDEV(OFFSET([.$D$2];(ROW([.$A7]) - 2) * 10; 0; 1; 1):OFFSET([.$D$2];(ROW([.$A7]) - 1) * 10 - 1; 0; 1; 1))" office:value-type="float" office:value="0.0278717817883169" calcext:value-type="float">
            <text:p>0.0278717817883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652" calcext:value-type="float">
            <text:p>0.000652</text:p>
          </table:table-cell>
          <table:table-cell/>
          <table:table-cell table:formula="of:=OFFSET([.$A$2];(ROW([.$A8]) - 2) * 10; 0; 1; 1)" office:value-type="float" office:value="700" calcext:value-type="float">
            <text:p>700</text:p>
          </table:table-cell>
          <table:table-cell table:formula="of:=AVERAGE(OFFSET([.$B$2];(ROW([.$A8]) - 2) * 10; 0; 1; 1):OFFSET([.$B$2];(ROW([.$A8]) - 1) * 10 - 1; 0; 1; 1))" office:value-type="float" office:value="0.4800263" calcext:value-type="float">
            <text:p>0.4800263</text:p>
          </table:table-cell>
          <table:table-cell table:formula="of:=STDEV(OFFSET([.$B$2];(ROW([.$A8]) - 2) * 10; 0; 1; 1):OFFSET([.$B$2];(ROW([.$A8]) - 1) * 10 - 1; 0; 1; 1))" office:value-type="float" office:value="0.0386485037774211" calcext:value-type="float">
            <text:p>0.038648503777421</text:p>
          </table:table-cell>
          <table:table-cell table:formula="of:=AVERAGE(OFFSET([.$C$2];(ROW([.$A8]) - 2) * 10; 0; 1; 1):OFFSET([.$C$2];(ROW([.$A8]) - 1) * 10 - 1; 0; 1; 1))" office:value-type="float" office:value="0.1306207" calcext:value-type="float">
            <text:p>0.1306207</text:p>
          </table:table-cell>
          <table:table-cell table:formula="of:=STDEV(OFFSET([.$C$2];(ROW([.$A8]) - 2) * 10; 0; 1; 1):OFFSET([.$C$2];(ROW([.$A8]) - 1) * 10 - 1; 0; 1; 1))" office:value-type="float" office:value="0.00332794371112921" calcext:value-type="float">
            <text:p>0.003327943711129</text:p>
          </table:table-cell>
          <table:table-cell table:formula="of:=AVERAGE(OFFSET([.$D$2];(ROW([.$A8]) - 2) * 10; 0; 1; 1):OFFSET([.$D$2];(ROW([.$A8]) - 1) * 10 - 1; 0; 1; 1))" office:value-type="float" office:value="0.2150128" calcext:value-type="float">
            <text:p>0.2150128</text:p>
          </table:table-cell>
          <table:table-cell table:formula="of:=STDEV(OFFSET([.$D$2];(ROW([.$A8]) - 2) * 10; 0; 1; 1):OFFSET([.$D$2];(ROW([.$A8]) - 1) * 10 - 1; 0; 1; 1))" office:value-type="float" office:value="0.00564573283895801" calcext:value-type="float">
            <text:p>0.0056457328389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637" calcext:value-type="float">
            <text:p>0.000637</text:p>
          </table:table-cell>
          <table:table-cell/>
          <table:table-cell table:formula="of:=OFFSET([.$A$2];(ROW([.$A9]) - 2) * 10; 0; 1; 1)" office:value-type="float" office:value="800" calcext:value-type="float">
            <text:p>800</text:p>
          </table:table-cell>
          <table:table-cell table:formula="of:=AVERAGE(OFFSET([.$B$2];(ROW([.$A9]) - 2) * 10; 0; 1; 1):OFFSET([.$B$2];(ROW([.$A9]) - 1) * 10 - 1; 0; 1; 1))" office:value-type="float" office:value="0.8077155" calcext:value-type="float">
            <text:p>0.8077155</text:p>
          </table:table-cell>
          <table:table-cell table:formula="of:=STDEV(OFFSET([.$B$2];(ROW([.$A9]) - 2) * 10; 0; 1; 1):OFFSET([.$B$2];(ROW([.$A9]) - 1) * 10 - 1; 0; 1; 1))" office:value-type="float" office:value="0.0653093789032036" calcext:value-type="float">
            <text:p>0.065309378903204</text:p>
          </table:table-cell>
          <table:table-cell table:formula="of:=AVERAGE(OFFSET([.$C$2];(ROW([.$A9]) - 2) * 10; 0; 1; 1):OFFSET([.$C$2];(ROW([.$A9]) - 1) * 10 - 1; 0; 1; 1))" office:value-type="float" office:value="0.2184884" calcext:value-type="float">
            <text:p>0.2184884</text:p>
          </table:table-cell>
          <table:table-cell table:formula="of:=STDEV(OFFSET([.$C$2];(ROW([.$A9]) - 2) * 10; 0; 1; 1):OFFSET([.$C$2];(ROW([.$A9]) - 1) * 10 - 1; 0; 1; 1))" office:value-type="float" office:value="0.00505288118469717" calcext:value-type="float">
            <text:p>0.005052881184697</text:p>
          </table:table-cell>
          <table:table-cell table:formula="of:=AVERAGE(OFFSET([.$D$2];(ROW([.$A9]) - 2) * 10; 0; 1; 1):OFFSET([.$D$2];(ROW([.$A9]) - 1) * 10 - 1; 0; 1; 1))" office:value-type="float" office:value="0.3488787" calcext:value-type="float">
            <text:p>0.3488787</text:p>
          </table:table-cell>
          <table:table-cell table:formula="of:=STDEV(OFFSET([.$D$2];(ROW([.$A9]) - 2) * 10; 0; 1; 1):OFFSET([.$D$2];(ROW([.$A9]) - 1) * 10 - 1; 0; 1; 1))" office:value-type="float" office:value="0.00951312652251263" calcext:value-type="float">
            <text:p>0.009513126522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644" calcext:value-type="float">
            <text:p>0.000644</text:p>
          </table:table-cell>
          <table:table-cell/>
          <table:table-cell table:formula="of:=OFFSET([.$A$2];(ROW([.$A10]) - 2) * 10; 0; 1; 1)" office:value-type="float" office:value="900" calcext:value-type="float">
            <text:p>900</text:p>
          </table:table-cell>
          <table:table-cell table:formula="of:=AVERAGE(OFFSET([.$B$2];(ROW([.$A10]) - 2) * 10; 0; 1; 1):OFFSET([.$B$2];(ROW([.$A10]) - 1) * 10 - 1; 0; 1; 1))" office:value-type="float" office:value="1.4246012" calcext:value-type="float">
            <text:p>1.4246012</text:p>
          </table:table-cell>
          <table:table-cell table:formula="of:=STDEV(OFFSET([.$B$2];(ROW([.$A10]) - 2) * 10; 0; 1; 1):OFFSET([.$B$2];(ROW([.$A10]) - 1) * 10 - 1; 0; 1; 1))" office:value-type="float" office:value="0.071077728999549" calcext:value-type="float">
            <text:p>0.071077728999549</text:p>
          </table:table-cell>
          <table:table-cell table:formula="of:=AVERAGE(OFFSET([.$C$2];(ROW([.$A10]) - 2) * 10; 0; 1; 1):OFFSET([.$C$2];(ROW([.$A10]) - 1) * 10 - 1; 0; 1; 1))" office:value-type="float" office:value="0.340875" calcext:value-type="float">
            <text:p>0.340875</text:p>
          </table:table-cell>
          <table:table-cell table:formula="of:=STDEV(OFFSET([.$C$2];(ROW([.$A10]) - 2) * 10; 0; 1; 1):OFFSET([.$C$2];(ROW([.$A10]) - 1) * 10 - 1; 0; 1; 1))" office:value-type="float" office:value="0.00422327232263218" calcext:value-type="float">
            <text:p>0.004223272322632</text:p>
          </table:table-cell>
          <table:table-cell table:formula="of:=AVERAGE(OFFSET([.$D$2];(ROW([.$A10]) - 2) * 10; 0; 1; 1):OFFSET([.$D$2];(ROW([.$A10]) - 1) * 10 - 1; 0; 1; 1))" office:value-type="float" office:value="0.5086553" calcext:value-type="float">
            <text:p>0.5086553</text:p>
          </table:table-cell>
          <table:table-cell table:formula="of:=STDEV(OFFSET([.$D$2];(ROW([.$A10]) - 2) * 10; 0; 1; 1):OFFSET([.$D$2];(ROW([.$A10]) - 1) * 10 - 1; 0; 1; 1))" office:value-type="float" office:value="0.0256026833708674" calcext:value-type="float">
            <text:p>0.0256026833708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636" calcext:value-type="float">
            <text:p>0.000636</text:p>
          </table:table-cell>
          <table:table-cell/>
          <table:table-cell table:formula="of:=OFFSET([.$A$2];(ROW([.$A11]) - 2) * 10; 0; 1; 1)" office:value-type="float" office:value="1000" calcext:value-type="float">
            <text:p>1000</text:p>
          </table:table-cell>
          <table:table-cell table:formula="of:=AVERAGE(OFFSET([.$B$2];(ROW([.$A11]) - 2) * 10; 0; 1; 1):OFFSET([.$B$2];(ROW([.$A11]) - 1) * 10 - 1; 0; 1; 1))" office:value-type="float" office:value="2.3262207" calcext:value-type="float">
            <text:p>2.3262207</text:p>
          </table:table-cell>
          <table:table-cell table:formula="of:=STDEV(OFFSET([.$B$2];(ROW([.$A11]) - 2) * 10; 0; 1; 1):OFFSET([.$B$2];(ROW([.$A11]) - 1) * 10 - 1; 0; 1; 1))" office:value-type="float" office:value="0.0511339657284884" calcext:value-type="float">
            <text:p>0.051133965728488</text:p>
          </table:table-cell>
          <table:table-cell table:formula="of:=AVERAGE(OFFSET([.$C$2];(ROW([.$A11]) - 2) * 10; 0; 1; 1):OFFSET([.$C$2];(ROW([.$A11]) - 1) * 10 - 1; 0; 1; 1))" office:value-type="float" office:value="0.4854708" calcext:value-type="float">
            <text:p>0.4854708</text:p>
          </table:table-cell>
          <table:table-cell table:formula="of:=STDEV(OFFSET([.$C$2];(ROW([.$A11]) - 2) * 10; 0; 1; 1):OFFSET([.$C$2];(ROW([.$A11]) - 1) * 10 - 1; 0; 1; 1))" office:value-type="float" office:value="0.0073527239366706" calcext:value-type="float">
            <text:p>0.007352723936671</text:p>
          </table:table-cell>
          <table:table-cell table:formula="of:=AVERAGE(OFFSET([.$D$2];(ROW([.$A11]) - 2) * 10; 0; 1; 1):OFFSET([.$D$2];(ROW([.$A11]) - 1) * 10 - 1; 0; 1; 1))" office:value-type="float" office:value="0.6960726" calcext:value-type="float">
            <text:p>0.6960726</text:p>
          </table:table-cell>
          <table:table-cell table:formula="of:=STDEV(OFFSET([.$D$2];(ROW([.$A11]) - 2) * 10; 0; 1; 1):OFFSET([.$D$2];(ROW([.$A11]) - 1) * 10 - 1; 0; 1; 1))" office:value-type="float" office:value="0.0192532780539372" calcext:value-type="float">
            <text:p>0.0192532780539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.005135" calcext:value-type="float">
            <text:p>0.00513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1738" calcext:value-type="float">
            <text:p>0.011738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501" calcext:value-type="float">
            <text:p>0.0050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0.006729" calcext:value-type="float">
            <text:p>0.00672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383" calcext:value-type="float">
            <text:p>0.012383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7544" calcext:value-type="float">
            <text:p>0.00754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963" calcext:value-type="float">
            <text:p>0.012963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006182" calcext:value-type="float">
            <text:p>0.00618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0658" calcext:value-type="float">
            <text:p>0.010658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6198" calcext:value-type="float">
            <text:p>0.00619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6059" calcext:value-type="float">
            <text:p>0.00605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4946" calcext:value-type="float">
            <text:p>0.00494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6325" calcext:value-type="float">
            <text:p>0.00632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5967" calcext:value-type="float">
            <text:p>0.005967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8053" calcext:value-type="float">
            <text:p>0.038053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5822" calcext:value-type="float">
            <text:p>0.015822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5477" calcext:value-type="float">
            <text:p>0.035477</text:p>
          </table:table-cell>
          <table:table-cell office:value-type="float" office:value="0.009538" calcext:value-type="float">
            <text:p>0.009538</text:p>
          </table:table-cell>
          <table:table-cell office:value-type="float" office:value="0.015373" calcext:value-type="float">
            <text:p>0.015373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257" calcext:value-type="float">
            <text:p>0.034257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16959" calcext:value-type="float">
            <text:p>0.01695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231" calcext:value-type="float">
            <text:p>0.034231</text:p>
          </table:table-cell>
          <table:table-cell office:value-type="float" office:value="0.009206" calcext:value-type="float">
            <text:p>0.009206</text:p>
          </table:table-cell>
          <table:table-cell office:value-type="float" office:value="0.015483" calcext:value-type="float">
            <text:p>0.015483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0.009442" calcext:value-type="float">
            <text:p>0.009442</text:p>
          </table:table-cell>
          <table:table-cell office:value-type="float" office:value="0.01528" calcext:value-type="float">
            <text:p>0.01528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4565" calcext:value-type="float">
            <text:p>0.034565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0.021654" calcext:value-type="float">
            <text:p>0.021654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7014" calcext:value-type="float">
            <text:p>0.037014</text:p>
          </table:table-cell>
          <table:table-cell office:value-type="float" office:value="0.011432" calcext:value-type="float">
            <text:p>0.011432</text:p>
          </table:table-cell>
          <table:table-cell office:value-type="float" office:value="0.018416" calcext:value-type="float">
            <text:p>0.018416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8319" calcext:value-type="float">
            <text:p>0.038319</text:p>
          </table:table-cell>
          <table:table-cell office:value-type="float" office:value="0.011089" calcext:value-type="float">
            <text:p>0.011089</text:p>
          </table:table-cell>
          <table:table-cell office:value-type="float" office:value="0.019287" calcext:value-type="float">
            <text:p>0.019287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6562" calcext:value-type="float">
            <text:p>0.036562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.01883" calcext:value-type="float">
            <text:p>0.01883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5033" calcext:value-type="float">
            <text:p>0.035033</text:p>
          </table:table-cell>
          <table:table-cell office:value-type="float" office:value="0.009462" calcext:value-type="float">
            <text:p>0.009462</text:p>
          </table:table-cell>
          <table:table-cell office:value-type="float" office:value="0.018898" calcext:value-type="float">
            <text:p>0.018898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2216" calcext:value-type="float">
            <text:p>0.112216</text:p>
          </table:table-cell>
          <table:table-cell office:value-type="float" office:value="0.034579" calcext:value-type="float">
            <text:p>0.034579</text:p>
          </table:table-cell>
          <table:table-cell office:value-type="float" office:value="0.061705" calcext:value-type="float">
            <text:p>0.06170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17482" calcext:value-type="float">
            <text:p>0.117482</text:p>
          </table:table-cell>
          <table:table-cell office:value-type="float" office:value="0.034236" calcext:value-type="float">
            <text:p>0.034236</text:p>
          </table:table-cell>
          <table:table-cell office:value-type="float" office:value="0.055377" calcext:value-type="float">
            <text:p>0.05537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94134" calcext:value-type="float">
            <text:p>0.094134</text:p>
          </table:table-cell>
          <table:table-cell office:value-type="float" office:value="0.021278" calcext:value-type="float">
            <text:p>0.021278</text:p>
          </table:table-cell>
          <table:table-cell office:value-type="float" office:value="0.036102" calcext:value-type="float">
            <text:p>0.036102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78352" calcext:value-type="float">
            <text:p>0.078352</text:p>
          </table:table-cell>
          <table:table-cell office:value-type="float" office:value="0.021252" calcext:value-type="float">
            <text:p>0.021252</text:p>
          </table:table-cell>
          <table:table-cell office:value-type="float" office:value="0.035615" calcext:value-type="float">
            <text:p>0.03561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79152" calcext:value-type="float">
            <text:p>0.07915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35756" calcext:value-type="float">
            <text:p>0.035756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574" calcext:value-type="float">
            <text:p>0.10574</text:p>
          </table:table-cell>
          <table:table-cell office:value-type="float" office:value="0.027796" calcext:value-type="float">
            <text:p>0.027796</text:p>
          </table:table-cell>
          <table:table-cell office:value-type="float" office:value="0.047203" calcext:value-type="float">
            <text:p>0.047203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887" calcext:value-type="float">
            <text:p>0.08887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35854" calcext:value-type="float">
            <text:p>0.03585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1497" calcext:value-type="float">
            <text:p>0.081497</text:p>
          </table:table-cell>
          <table:table-cell office:value-type="float" office:value="0.02476" calcext:value-type="float">
            <text:p>0.02476</text:p>
          </table:table-cell>
          <table:table-cell office:value-type="float" office:value="0.036308" calcext:value-type="float">
            <text:p>0.036308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79514" calcext:value-type="float">
            <text:p>0.079514</text:p>
          </table:table-cell>
          <table:table-cell office:value-type="float" office:value="0.021008" calcext:value-type="float">
            <text:p>0.021008</text:p>
          </table:table-cell>
          <table:table-cell office:value-type="float" office:value="0.035645" calcext:value-type="float">
            <text:p>0.03564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78533" calcext:value-type="float">
            <text:p>0.078533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0.03562" calcext:value-type="float">
            <text:p>0.0356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9063" calcext:value-type="float">
            <text:p>0.169063</text:p>
          </table:table-cell>
          <table:table-cell office:value-type="float" office:value="0.058482" calcext:value-type="float">
            <text:p>0.058482</text:p>
          </table:table-cell>
          <table:table-cell office:value-type="float" office:value="0.100548" calcext:value-type="float">
            <text:p>0.10054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9917" calcext:value-type="float">
            <text:p>0.169917</text:p>
          </table:table-cell>
          <table:table-cell office:value-type="float" office:value="0.042594" calcext:value-type="float">
            <text:p>0.042594</text:p>
          </table:table-cell>
          <table:table-cell office:value-type="float" office:value="0.080197" calcext:value-type="float">
            <text:p>0.08019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1183" calcext:value-type="float">
            <text:p>0.161183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070392" calcext:value-type="float">
            <text:p>0.07039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0007" calcext:value-type="float">
            <text:p>0.150007</text:p>
          </table:table-cell>
          <table:table-cell office:value-type="float" office:value="0.04126" calcext:value-type="float">
            <text:p>0.04126</text:p>
          </table:table-cell>
          <table:table-cell office:value-type="float" office:value="0.070105" calcext:value-type="float">
            <text:p>0.07010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0765" calcext:value-type="float">
            <text:p>0.150765</text:p>
          </table:table-cell>
          <table:table-cell office:value-type="float" office:value="0.041735" calcext:value-type="float">
            <text:p>0.041735</text:p>
          </table:table-cell>
          <table:table-cell office:value-type="float" office:value="0.080725" calcext:value-type="float">
            <text:p>0.08072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0771" calcext:value-type="float">
            <text:p>0.160771</text:p>
          </table:table-cell>
          <table:table-cell office:value-type="float" office:value="0.060598" calcext:value-type="float">
            <text:p>0.060598</text:p>
          </table:table-cell>
          <table:table-cell office:value-type="float" office:value="0.109365" calcext:value-type="float">
            <text:p>0.10936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87324" calcext:value-type="float">
            <text:p>0.187324</text:p>
          </table:table-cell>
          <table:table-cell office:value-type="float" office:value="0.040698" calcext:value-type="float">
            <text:p>0.040698</text:p>
          </table:table-cell>
          <table:table-cell office:value-type="float" office:value="0.074373" calcext:value-type="float">
            <text:p>0.07437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0783" calcext:value-type="float">
            <text:p>0.150783</text:p>
          </table:table-cell>
          <table:table-cell office:value-type="float" office:value="0.04133" calcext:value-type="float">
            <text:p>0.04133</text:p>
          </table:table-cell>
          <table:table-cell office:value-type="float" office:value="0.074942" calcext:value-type="float">
            <text:p>0.07494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5254" calcext:value-type="float">
            <text:p>0.15254</text:p>
          </table:table-cell>
          <table:table-cell office:value-type="float" office:value="0.045904" calcext:value-type="float">
            <text:p>0.045904</text:p>
          </table:table-cell>
          <table:table-cell office:value-type="float" office:value="0.070438" calcext:value-type="float">
            <text:p>0.07043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49466" calcext:value-type="float">
            <text:p>0.149466</text:p>
          </table:table-cell>
          <table:table-cell office:value-type="float" office:value="0.040858" calcext:value-type="float">
            <text:p>0.040858</text:p>
          </table:table-cell>
          <table:table-cell office:value-type="float" office:value="0.070549" calcext:value-type="float">
            <text:p>0.0705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64653" calcext:value-type="float">
            <text:p>0.264653</text:p>
          </table:table-cell>
          <table:table-cell office:value-type="float" office:value="0.074272" calcext:value-type="float">
            <text:p>0.074272</text:p>
          </table:table-cell>
          <table:table-cell office:value-type="float" office:value="0.130415" calcext:value-type="float">
            <text:p>0.130415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70425" calcext:value-type="float">
            <text:p>0.270425</text:p>
          </table:table-cell>
          <table:table-cell office:value-type="float" office:value="0.073485" calcext:value-type="float">
            <text:p>0.073485</text:p>
          </table:table-cell>
          <table:table-cell office:value-type="float" office:value="0.124688" calcext:value-type="float">
            <text:p>0.12468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59093" calcext:value-type="float">
            <text:p>0.259093</text:p>
          </table:table-cell>
          <table:table-cell office:value-type="float" office:value="0.074009" calcext:value-type="float">
            <text:p>0.074009</text:p>
          </table:table-cell>
          <table:table-cell office:value-type="float" office:value="0.124753" calcext:value-type="float">
            <text:p>0.124753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0.07327" calcext:value-type="float">
            <text:p>0.07327</text:p>
          </table:table-cell>
          <table:table-cell office:value-type="float" office:value="0.124315" calcext:value-type="float">
            <text:p>0.124315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0.124861" calcext:value-type="float">
            <text:p>0.124861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42537" calcext:value-type="float">
            <text:p>0.442537</text:p>
          </table:table-cell>
          <table:table-cell office:value-type="float" office:value="0.146521" calcext:value-type="float">
            <text:p>0.146521</text:p>
          </table:table-cell>
          <table:table-cell office:value-type="float" office:value="0.213295" calcext:value-type="float">
            <text:p>0.213295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21867" calcext:value-type="float">
            <text:p>0.321867</text:p>
          </table:table-cell>
          <table:table-cell office:value-type="float" office:value="0.074624" calcext:value-type="float">
            <text:p>0.074624</text:p>
          </table:table-cell>
          <table:table-cell office:value-type="float" office:value="0.127598" calcext:value-type="float">
            <text:p>0.12759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65627" calcext:value-type="float">
            <text:p>0.265627</text:p>
          </table:table-cell>
          <table:table-cell office:value-type="float" office:value="0.074566" calcext:value-type="float">
            <text:p>0.074566</text:p>
          </table:table-cell>
          <table:table-cell office:value-type="float" office:value="0.123935" calcext:value-type="float">
            <text:p>0.123935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65424" calcext:value-type="float">
            <text:p>0.265424</text:p>
          </table:table-cell>
          <table:table-cell office:value-type="float" office:value="0.076033" calcext:value-type="float">
            <text:p>0.076033</text:p>
          </table:table-cell>
          <table:table-cell office:value-type="float" office:value="0.124035" calcext:value-type="float">
            <text:p>0.124035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59088" calcext:value-type="float">
            <text:p>0.259088</text:p>
          </table:table-cell>
          <table:table-cell office:value-type="float" office:value="0.073255" calcext:value-type="float">
            <text:p>0.073255</text:p>
          </table:table-cell>
          <table:table-cell office:value-type="float" office:value="0.12399" calcext:value-type="float">
            <text:p>0.12399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15236" calcext:value-type="float">
            <text:p>0.515236</text:p>
          </table:table-cell>
          <table:table-cell office:value-type="float" office:value="0.133931" calcext:value-type="float">
            <text:p>0.133931</text:p>
          </table:table-cell>
          <table:table-cell office:value-type="float" office:value="0.21417" calcext:value-type="float">
            <text:p>0.21417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58417" calcext:value-type="float">
            <text:p>0.458417</text:p>
          </table:table-cell>
          <table:table-cell office:value-type="float" office:value="0.128589" calcext:value-type="float">
            <text:p>0.128589</text:p>
          </table:table-cell>
          <table:table-cell office:value-type="float" office:value="0.212508" calcext:value-type="float">
            <text:p>0.21250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69948" calcext:value-type="float">
            <text:p>0.569948</text:p>
          </table:table-cell>
          <table:table-cell office:value-type="float" office:value="0.12861" calcext:value-type="float">
            <text:p>0.12861</text:p>
          </table:table-cell>
          <table:table-cell office:value-type="float" office:value="0.21226" calcext:value-type="float">
            <text:p>0.21226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35904" calcext:value-type="float">
            <text:p>0.435904</text:p>
          </table:table-cell>
          <table:table-cell office:value-type="float" office:value="0.128679" calcext:value-type="float">
            <text:p>0.128679</text:p>
          </table:table-cell>
          <table:table-cell office:value-type="float" office:value="0.228735" calcext:value-type="float">
            <text:p>0.228735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86128" calcext:value-type="float">
            <text:p>0.486128</text:p>
          </table:table-cell>
          <table:table-cell office:value-type="float" office:value="0.132126" calcext:value-type="float">
            <text:p>0.132126</text:p>
          </table:table-cell>
          <table:table-cell office:value-type="float" office:value="0.221479" calcext:value-type="float">
            <text:p>0.221479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62654" calcext:value-type="float">
            <text:p>0.462654</text:p>
          </table:table-cell>
          <table:table-cell office:value-type="float" office:value="0.130657" calcext:value-type="float">
            <text:p>0.130657</text:p>
          </table:table-cell>
          <table:table-cell office:value-type="float" office:value="0.21214" calcext:value-type="float">
            <text:p>0.21214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66672" calcext:value-type="float">
            <text:p>0.466672</text:p>
          </table:table-cell>
          <table:table-cell office:value-type="float" office:value="0.129218" calcext:value-type="float">
            <text:p>0.129218</text:p>
          </table:table-cell>
          <table:table-cell office:value-type="float" office:value="0.211031" calcext:value-type="float">
            <text:p>0.211031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58687" calcext:value-type="float">
            <text:p>0.458687</text:p>
          </table:table-cell>
          <table:table-cell office:value-type="float" office:value="0.127852" calcext:value-type="float">
            <text:p>0.127852</text:p>
          </table:table-cell>
          <table:table-cell office:value-type="float" office:value="0.213172" calcext:value-type="float">
            <text:p>0.213172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55406" calcext:value-type="float">
            <text:p>0.455406</text:p>
          </table:table-cell>
          <table:table-cell office:value-type="float" office:value="0.128232" calcext:value-type="float">
            <text:p>0.128232</text:p>
          </table:table-cell>
          <table:table-cell office:value-type="float" office:value="0.212034" calcext:value-type="float">
            <text:p>0.212034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91211" calcext:value-type="float">
            <text:p>0.491211</text:p>
          </table:table-cell>
          <table:table-cell office:value-type="float" office:value="0.138313" calcext:value-type="float">
            <text:p>0.138313</text:p>
          </table:table-cell>
          <table:table-cell office:value-type="float" office:value="0.212599" calcext:value-type="float">
            <text:p>0.212599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12124" calcext:value-type="float">
            <text:p>0.812124</text:p>
          </table:table-cell>
          <table:table-cell office:value-type="float" office:value="0.217146" calcext:value-type="float">
            <text:p>0.217146</text:p>
          </table:table-cell>
          <table:table-cell office:value-type="float" office:value="0.326856" calcext:value-type="float">
            <text:p>0.32685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90957" calcext:value-type="float">
            <text:p>0.790957</text:p>
          </table:table-cell>
          <table:table-cell office:value-type="float" office:value="0.216146" calcext:value-type="float">
            <text:p>0.216146</text:p>
          </table:table-cell>
          <table:table-cell office:value-type="float" office:value="0.351272" calcext:value-type="float">
            <text:p>0.351272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25904" calcext:value-type="float">
            <text:p>0.925904</text:p>
          </table:table-cell>
          <table:table-cell office:value-type="float" office:value="0.217966" calcext:value-type="float">
            <text:p>0.217966</text:p>
          </table:table-cell>
          <table:table-cell office:value-type="float" office:value="0.355947" calcext:value-type="float">
            <text:p>0.35594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88509" calcext:value-type="float">
            <text:p>0.788509</text:p>
          </table:table-cell>
          <table:table-cell office:value-type="float" office:value="0.213958" calcext:value-type="float">
            <text:p>0.213958</text:p>
          </table:table-cell>
          <table:table-cell office:value-type="float" office:value="0.345646" calcext:value-type="float">
            <text:p>0.34564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1534" calcext:value-type="float">
            <text:p>0.721534</text:p>
          </table:table-cell>
          <table:table-cell office:value-type="float" office:value="0.220614" calcext:value-type="float">
            <text:p>0.220614</text:p>
          </table:table-cell>
          <table:table-cell office:value-type="float" office:value="0.352896" calcext:value-type="float">
            <text:p>0.35289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64381" calcext:value-type="float">
            <text:p>0.764381</text:p>
          </table:table-cell>
          <table:table-cell office:value-type="float" office:value="0.214423" calcext:value-type="float">
            <text:p>0.214423</text:p>
          </table:table-cell>
          <table:table-cell office:value-type="float" office:value="0.355703" calcext:value-type="float">
            <text:p>0.35570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76732" calcext:value-type="float">
            <text:p>0.776732</text:p>
          </table:table-cell>
          <table:table-cell office:value-type="float" office:value="0.215147" calcext:value-type="float">
            <text:p>0.215147</text:p>
          </table:table-cell>
          <table:table-cell office:value-type="float" office:value="0.360934" calcext:value-type="float">
            <text:p>0.36093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61783" calcext:value-type="float">
            <text:p>0.761783</text:p>
          </table:table-cell>
          <table:table-cell office:value-type="float" office:value="0.220529" calcext:value-type="float">
            <text:p>0.220529</text:p>
          </table:table-cell>
          <table:table-cell office:value-type="float" office:value="0.351413" calcext:value-type="float">
            <text:p>0.35141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21794" calcext:value-type="float">
            <text:p>0.821794</text:p>
          </table:table-cell>
          <table:table-cell office:value-type="float" office:value="0.217637" calcext:value-type="float">
            <text:p>0.217637</text:p>
          </table:table-cell>
          <table:table-cell office:value-type="float" office:value="0.345168" calcext:value-type="float">
            <text:p>0.345168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13437" calcext:value-type="float">
            <text:p>0.913437</text:p>
          </table:table-cell>
          <table:table-cell office:value-type="float" office:value="0.231318" calcext:value-type="float">
            <text:p>0.231318</text:p>
          </table:table-cell>
          <table:table-cell office:value-type="float" office:value="0.342952" calcext:value-type="float">
            <text:p>0.342952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565651" calcext:value-type="float">
            <text:p>1.565651</text:p>
          </table:table-cell>
          <table:table-cell office:value-type="float" office:value="0.339135" calcext:value-type="float">
            <text:p>0.339135</text:p>
          </table:table-cell>
          <table:table-cell office:value-type="float" office:value="0.484596" calcext:value-type="float">
            <text:p>0.484596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392145" calcext:value-type="float">
            <text:p>1.392145</text:p>
          </table:table-cell>
          <table:table-cell office:value-type="float" office:value="0.340066" calcext:value-type="float">
            <text:p>0.340066</text:p>
          </table:table-cell>
          <table:table-cell office:value-type="float" office:value="0.505475" calcext:value-type="float">
            <text:p>0.505475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01623" calcext:value-type="float">
            <text:p>1.401623</text:p>
          </table:table-cell>
          <table:table-cell office:value-type="float" office:value="0.347362" calcext:value-type="float">
            <text:p>0.347362</text:p>
          </table:table-cell>
          <table:table-cell office:value-type="float" office:value="0.497627" calcext:value-type="float">
            <text:p>0.497627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350102" calcext:value-type="float">
            <text:p>1.350102</text:p>
          </table:table-cell>
          <table:table-cell office:value-type="float" office:value="0.34014" calcext:value-type="float">
            <text:p>0.34014</text:p>
          </table:table-cell>
          <table:table-cell office:value-type="float" office:value="0.578717" calcext:value-type="float">
            <text:p>0.578717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32538" calcext:value-type="float">
            <text:p>1.432538</text:p>
          </table:table-cell>
          <table:table-cell office:value-type="float" office:value="0.336715" calcext:value-type="float">
            <text:p>0.336715</text:p>
          </table:table-cell>
          <table:table-cell office:value-type="float" office:value="0.508992" calcext:value-type="float">
            <text:p>0.508992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391632" calcext:value-type="float">
            <text:p>1.391632</text:p>
          </table:table-cell>
          <table:table-cell office:value-type="float" office:value="0.341281" calcext:value-type="float">
            <text:p>0.341281</text:p>
          </table:table-cell>
          <table:table-cell office:value-type="float" office:value="0.499415" calcext:value-type="float">
            <text:p>0.499415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373517" calcext:value-type="float">
            <text:p>1.373517</text:p>
          </table:table-cell>
          <table:table-cell office:value-type="float" office:value="0.345778" calcext:value-type="float">
            <text:p>0.345778</text:p>
          </table:table-cell>
          <table:table-cell office:value-type="float" office:value="0.502881" calcext:value-type="float">
            <text:p>0.502881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19192" calcext:value-type="float">
            <text:p>1.419192</text:p>
          </table:table-cell>
          <table:table-cell office:value-type="float" office:value="0.33357" calcext:value-type="float">
            <text:p>0.33357</text:p>
          </table:table-cell>
          <table:table-cell office:value-type="float" office:value="0.509333" calcext:value-type="float">
            <text:p>0.509333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537826" calcext:value-type="float">
            <text:p>1.537826</text:p>
          </table:table-cell>
          <table:table-cell office:value-type="float" office:value="0.345089" calcext:value-type="float">
            <text:p>0.345089</text:p>
          </table:table-cell>
          <table:table-cell office:value-type="float" office:value="0.500908" calcext:value-type="float">
            <text:p>0.500908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381786" calcext:value-type="float">
            <text:p>1.381786</text:p>
          </table:table-cell>
          <table:table-cell office:value-type="float" office:value="0.339614" calcext:value-type="float">
            <text:p>0.339614</text:p>
          </table:table-cell>
          <table:table-cell office:value-type="float" office:value="0.498609" calcext:value-type="float">
            <text:p>0.49860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60502" calcext:value-type="float">
            <text:p>2.360502</text:p>
          </table:table-cell>
          <table:table-cell office:value-type="float" office:value="0.479942" calcext:value-type="float">
            <text:p>0.479942</text:p>
          </table:table-cell>
          <table:table-cell office:value-type="float" office:value="0.68072" calcext:value-type="float">
            <text:p>0.6807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49999" calcext:value-type="float">
            <text:p>2.349999</text:p>
          </table:table-cell>
          <table:table-cell office:value-type="float" office:value="0.495434" calcext:value-type="float">
            <text:p>0.495434</text:p>
          </table:table-cell>
          <table:table-cell office:value-type="float" office:value="0.693785" calcext:value-type="float">
            <text:p>0.69378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9303" calcext:value-type="float">
            <text:p>2.29303</text:p>
          </table:table-cell>
          <table:table-cell office:value-type="float" office:value="0.47929" calcext:value-type="float">
            <text:p>0.47929</text:p>
          </table:table-cell>
          <table:table-cell office:value-type="float" office:value="0.694566" calcext:value-type="float">
            <text:p>0.69456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28887" calcext:value-type="float">
            <text:p>2.328887</text:p>
          </table:table-cell>
          <table:table-cell office:value-type="float" office:value="0.483145" calcext:value-type="float">
            <text:p>0.483145</text:p>
          </table:table-cell>
          <table:table-cell office:value-type="float" office:value="0.692413" calcext:value-type="float">
            <text:p>0.69241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2755" calcext:value-type="float">
            <text:p>2.32755</text:p>
          </table:table-cell>
          <table:table-cell office:value-type="float" office:value="0.491857" calcext:value-type="float">
            <text:p>0.491857</text:p>
          </table:table-cell>
          <table:table-cell office:value-type="float" office:value="0.683395" calcext:value-type="float">
            <text:p>0.68339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45331" calcext:value-type="float">
            <text:p>2.345331</text:p>
          </table:table-cell>
          <table:table-cell office:value-type="float" office:value="0.480245" calcext:value-type="float">
            <text:p>0.480245</text:p>
          </table:table-cell>
          <table:table-cell office:value-type="float" office:value="0.695016" calcext:value-type="float">
            <text:p>0.69501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7743" calcext:value-type="float">
            <text:p>2.27743</text:p>
          </table:table-cell>
          <table:table-cell office:value-type="float" office:value="0.493505" calcext:value-type="float">
            <text:p>0.493505</text:p>
          </table:table-cell>
          <table:table-cell office:value-type="float" office:value="0.681641" calcext:value-type="float">
            <text:p>0.68164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2941" calcext:value-type="float">
            <text:p>2.42941</text:p>
          </table:table-cell>
          <table:table-cell office:value-type="float" office:value="0.477321" calcext:value-type="float">
            <text:p>0.477321</text:p>
          </table:table-cell>
          <table:table-cell office:value-type="float" office:value="0.694238" calcext:value-type="float">
            <text:p>0.69423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43041" calcext:value-type="float">
            <text:p>2.243041</text:p>
          </table:table-cell>
          <table:table-cell office:value-type="float" office:value="0.494383" calcext:value-type="float">
            <text:p>0.494383</text:p>
          </table:table-cell>
          <table:table-cell office:value-type="float" office:value="0.696865" calcext:value-type="float">
            <text:p>0.69686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07027" calcext:value-type="float">
            <text:p>2.307027</text:p>
          </table:table-cell>
          <table:table-cell office:value-type="float" office:value="0.479586" calcext:value-type="float">
            <text:p>0.479586</text:p>
          </table:table-cell>
          <table:table-cell office:value-type="float" office:value="0.748087" calcext:value-type="float">
            <text:p>0.7480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1:45:35.56333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1:45:57.547193323</dc:date>
    <meta:editing-duration>PT21M</meta:editing-duration>
    <meta:editing-cycles>2</meta:editing-cycles>
    <meta:generator>LibreOffice/6.1.3.2$Linux_X86_64 LibreOffice_project/10$Build-2</meta:generator>
    <meta:document-statistic meta:table-count="1" meta:cell-count="481" meta:object-count="0"/>
  </office:meta>
</office:document-meta>
</file>